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98cm" fo:min-width="3.8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1.298cm" fo:min-width="3.848cm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svg:stroke-color="#21409a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solid" svg:stroke-width="0.053cm" svg:stroke-color="#74489d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21409a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74489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Fine_20_Dashed" svg:stroke-width="0.053cm" svg:stroke-color="#21409a" draw:marker-start-width="0.279cm" draw:marker-end-width="0.279cm" draw:fill="none" draw:textarea-horizontal-align="justify" draw:textarea-vertical-align="middle" draw:auto-grow-height="false" fo:min-height="5.298cm" fo:min-width="16.64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width="0.053cm" svg:stroke-color="#000000" draw:marker-start-width="0.279cm" draw:marker-end-width="0.279cm" draw:fill="solid" draw:fill-color="#f37b70" draw:textarea-horizontal-align="justify" draw:textarea-vertical-align="middle" draw:auto-grow-height="false" fo:min-height="1.298cm" fo:min-width="3.848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Fine_20_Dashed" svg:stroke-width="0.053cm" svg:stroke-color="#00b274" draw:marker-start-width="0.279cm" draw:marker-end-width="0.279cm" draw:fill="none" draw:textarea-horizontal-align="justify" draw:textarea-vertical-align="middle" draw:auto-grow-height="false" fo:min-height="5.298cm" fo:min-width="16.64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3" style:family="graphic" style:parent-style-name="objectwithoutfill">
      <style:graphic-properties svg:stroke-width="0.053cm" svg:stroke-color="#21409a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ed1c24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74489d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3.072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37b70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font-size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xml:id="id2" draw:id="id2" draw:layer="layout" svg:width="4.4cm" svg:height="1.6cm" svg:x="6.4cm" svg:y="1.762cm">
            <text:p text:style-name="P1">Black-box</text:p>
            <text:p text:style-name="P1">Model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4.4cm" svg:height="1.6cm" svg:x="6.4cm" svg:y="4.562cm">
            <text:p text:style-name="P1">Surrogate</text:p>
            <text:p text:style-name="P1">Model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1" draw:id="id1" draw:layer="layout" svg:width="4.4cm" svg:height="1.6cm" svg:x="0.4cm" svg:y="1.762cm">
            <text:p text:style-name="P1">Training data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" draw:id="id4" draw:layer="layout" svg:width="4.4cm" svg:height="1.6cm" svg:x="12.277cm" svg:y="1.762cm">
            <text:p text:style-name="P1">Predictions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draw:type="line" svg:x1="4.8cm" svg:y1="2.562cm" svg:x2="6.4cm" svg:y2="2.562cm" draw:start-shape="id1" draw:start-glue-point="1" draw:end-shape="id2" draw:end-glue-point="3" svg:d="M4800 2562h1600" svg:viewBox="0 0 1601 1">
            <text:p/>
          </draw:connector>
          <draw:connector draw:style-name="gr4" draw:text-style-name="P2" draw:layer="layout" draw:type="line" svg:x1="4.8cm" svg:y1="2.562cm" svg:x2="6.4cm" svg:y2="5.362cm" draw:start-shape="id1" draw:start-glue-point="1" draw:end-shape="id3" draw:end-glue-point="3" svg:d="M4800 2562l1600 2800" svg:viewBox="0 0 1601 2801">
            <text:p/>
          </draw:connector>
          <draw:connector draw:style-name="gr5" draw:text-style-name="P2" draw:layer="layout" draw:type="line" svg:x1="10.8cm" svg:y1="2.562cm" svg:x2="12.277cm" svg:y2="2.562cm" draw:start-shape="id2" draw:start-glue-point="1" draw:end-shape="id4" draw:end-glue-point="3" svg:d="M10800 2562h1477" svg:viewBox="0 0 1478 1">
            <text:p/>
          </draw:connector>
          <draw:connector draw:style-name="gr6" draw:text-style-name="P2" draw:layer="layout" draw:type="curve" svg:x1="14.477cm" svg:y1="3.362cm" svg:x2="8.6cm" svg:y2="4.562cm" draw:start-shape="id4" draw:start-glue-point="2" draw:end-shape="id3" draw:end-glue-point="0" svg:d="M14477 3362c0 880-5877 281-5877 1200" svg:viewBox="0 0 5878 1201">
            <text:p/>
          </draw:connector>
          <draw:custom-shape draw:style-name="gr7" draw:text-style-name="P2" draw:layer="layout" svg:width="17.2cm" svg:height="5.6cm" svg:x="0.2cm" svg:y="1.162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xml:id="id8" draw:id="id8" draw:layer="layout" svg:width="4.4cm" svg:height="1.6cm" svg:x="6.4cm" svg:y="8.762cm">
          <text:p text:style-name="P1">Black-box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4cm" svg:height="1.6cm" svg:x="6.4cm" svg:y="11.562cm">
          <text:p text:style-name="P1">Surrogate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cm" svg:height="1.6cm" svg:x="0.5cm" svg:y="11.562cm">
          <text:p text:style-name="P1">Adversarial</text:p>
          <text:p text:style-name="P1">Examples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4.4cm" svg:height="1.6cm" svg:x="12.2cm" svg:y="11.562cm">
          <text:p text:style-name="P1">Incorrect</text:p>
          <text:p text:style-name="P1">Prediction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4.9cm" svg:y1="12.362cm" svg:x2="6.4cm" svg:y2="12.362cm" draw:start-shape="id5" draw:start-glue-point="1" draw:end-shape="id6" draw:end-glue-point="3" svg:d="M4900 12362h1500" svg:viewBox="0 0 1501 1">
          <text:p/>
        </draw:connector>
        <draw:connector draw:style-name="gr9" draw:text-style-name="P2" draw:layer="layout" draw:type="curve" svg:x1="10.8cm" svg:y1="12.362cm" svg:x2="12.2cm" svg:y2="12.362cm" draw:start-shape="id6" draw:start-glue-point="1" draw:end-shape="id7" draw:end-glue-point="3" svg:d="M10800 12362h1400" svg:viewBox="0 0 1401 1">
          <text:p/>
        </draw:connector>
        <draw:connector draw:style-name="gr10" draw:text-style-name="P2" draw:layer="layout" draw:type="curve" svg:x1="4.9cm" svg:y1="12.362cm" svg:x2="6.4cm" svg:y2="9.562cm" draw:start-shape="id5" draw:start-glue-point="1" draw:end-shape="id8" draw:end-glue-point="3" svg:d="M4900 12362c1105 0 356-2800 1500-2800" svg:viewBox="0 0 1501 2801">
          <text:p/>
        </draw:connector>
        <draw:connector draw:style-name="gr10" draw:text-style-name="P2" draw:layer="layout" draw:type="curve" svg:x1="10.8cm" svg:y1="9.562cm" svg:x2="14.4cm" svg:y2="11.562cm" draw:start-shape="id8" draw:start-glue-point="1" draw:end-shape="id7" draw:end-glue-point="0" svg:d="M10800 9562c2400 0 3600 666 3600 2000" svg:viewBox="0 0 3601 2001">
          <text:p/>
        </draw:connector>
        <draw:custom-shape draw:style-name="gr11" draw:text-style-name="P2" draw:layer="layout" svg:width="17.2cm" svg:height="5.6cm" svg:x="0.2cm" svg:y="8.162cm">
          <text:p/>
          <draw:enhanced-geometry svg:viewBox="0 0 21600 21600" draw:type="rectangle" draw:enhanced-path="M 0 0 L 21600 0 21600 21600 0 21600 0 0 Z N"/>
        </draw:custom-shape>
        <draw:g>
          <draw:frame draw:style-name="gr12" draw:text-style-name="P5" draw:layer="layout" svg:width="3cm" svg:height="2cm" svg:x="18.923cm" svg:y="1.162cm">
            <draw:text-box>
              <text:p><text:span text:style-name="T1">Probing</text:span></text:p>
              <text:p><text:span text:style-name="T1">Training</text:span></text:p>
              <text:p><text:span text:style-name="T1">Attacking</text:span></text:p>
            </draw:text-box>
          </draw:frame>
          <draw:line draw:style-name="gr13" draw:text-style-name="P6" draw:layer="layout" svg:x1="18.229cm" svg:y1="1.617cm" svg:x2="19.029cm" svg:y2="1.617cm">
            <text:p/>
          </draw:line>
          <draw:line draw:style-name="gr14" draw:text-style-name="P6" draw:layer="layout" svg:x1="18.229cm" svg:y1="2.617cm" svg:x2="19.029cm" svg:y2="2.617cm">
            <text:p/>
          </draw:line>
          <draw:line draw:style-name="gr15" draw:text-style-name="P6" draw:layer="layout" svg:x1="18.229cm" svg:y1="2.117cm" svg:x2="19.029cm" svg:y2="2.117cm">
            <text:p/>
          </draw:line>
          <draw:custom-shape draw:style-name="gr16" draw:text-style-name="P2" draw:layer="layout" svg:width="3.6cm" svg:height="2cm" svg:x="18.123cm" svg:y="1.162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7" draw:layer="layout" svg:width="8.575cm" svg:height="0.962cm" svg:x="0.2cm" svg:y="0.2cm">
          <draw:text-box>
            <text:p>Training the surrogate model</text:p>
          </draw:text-box>
        </draw:frame>
        <draw:frame draw:style-name="gr17" draw:text-style-name="P7" draw:layer="layout" svg:width="15.302cm" svg:height="0.962cm" svg:x="0.2cm" svg:y="7.162cm">
          <draw:text-box>
            <text:p>Attacking the surrogate model with white-box attacks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8T13:31:56.988555705</meta:creation-date>
    <dc:date>2020-10-09T02:05:28.553768782</dc:date>
    <meta:editing-duration>PT16M4S</meta:editing-duration>
    <meta:editing-cycles>3</meta:editing-cycles>
    <meta:generator>LibreOffice/6.0.7.3$Linux_X86_64 LibreOffice_project/00m0$Build-3</meta:generator>
    <meta:document-statistic meta:object-count="50"/>
  </office:meta>
</office:document-meta>
</file>